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padding="0.0193in" fo:border="0.06pt solid #e3e3e3"/>
      <style:text-properties officeooo:paragraph-rsid="00059585"/>
    </style:style>
    <style:style style:name="P2" style:family="paragraph" style:parent-style-name="Text_20_body">
      <style:text-properties officeooo:paragraph-rsid="00059585"/>
    </style:style>
    <style:style style:name="P3" style:family="paragraph" style:parent-style-name="Text_20_body">
      <style:text-properties fo:font-weight="normal" officeooo:paragraph-rsid="00059585" style:font-weight-asian="normal" style:font-weight-complex="normal"/>
    </style:style>
    <style:style style:name="T1" style:family="text">
      <style:text-properties loext:padding="0.0193in" loext:border="0.06pt solid #e3e3e3"/>
    </style:style>
    <style:style style:name="T2" style:family="text">
      <style:text-properties fo:font-size="15pt" fo:font-weight="bold" officeooo:rsid="000a1889" style:font-size-asian="15pt" style:font-weight-asian="bold" style:font-size-complex="15pt" style:font-weight-complex="bold"/>
    </style:style>
    <style:style style:name="T3" style:family="text">
      <style:text-properties fo:font-size="15pt" officeooo:rsid="000a1889" style:font-size-asian="15pt" style:font-size-complex="15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Clinical Nutrition and Dietetics:</text:span></text:p>
      <text:p text:style-name="P3"><text:span text:style-name="T3">- Specializes in using nutrition for treating diseases like diabetes, hypertension, and obesity.</text:span></text:p>
      <text:p text:style-name="P3"><text:span text:style-name="T3">- Provides quality diets to inpatients and outpatient consultations with experts.</text:span></text:p>
      <text:p text:style-name="P3"><text:span text:style-name="T3">- Offers internship programs for Registered Dieticians.</text:span></text:p>
      <text:p text:style-name="P3"><text:span text:style-name="T3">- Ensures clinical dietary needs are met for optimal health and recover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3:01:41.880591148</meta:creation-date>
    <dc:date>2024-04-12T13:57:57.668054832</dc:date>
    <meta:editing-duration>PT5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5" meta:word-count="47" meta:character-count="338" meta:non-whitespace-character-count="296"/>
  </office:meta>
</office:document-meta>
</file>